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 fo:break-before="page"/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break-before="page"/>
    </style:style>
    <style:style style:name="P7" style:family="paragraph"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fill="solid" draw:fill-color="#ffff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3deb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6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3deb3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tyle:run-through="foreground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fill="none" draw:fill-color="#ffffff" fo:min-height="0.534cm" style:run-through="foreground"/>
    </style:style>
    <style:style style:name="gr14" style:family="graphic">
      <style:graphic-properties draw:textarea-horizontal-align="center" draw:textarea-vertical-align="middle" style:run-through="foreground"/>
    </style:style>
    <style:style style:name="gr15" style:family="graphic">
      <style:graphic-properties draw:fill="none" draw:fill-color="#ffffff" fo:min-height="0.536cm" style:run-through="foreground"/>
    </style:style>
    <style:style style:name="gr16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end="Extrémités_20_de_20_ligne_20_1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198a8a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="none" draw:fill-color="#ffffff" fo:min-height="1.102cm" style:run-through="foreground"/>
    </style:style>
    <style:style style:name="gr21" style:family="graphic">
      <style:graphic-properties draw:fill="solid" draw:fill-color="#3deb3d" draw:textarea-horizontal-align="justify" draw:textarea-vertical-align="middle" draw:auto-grow-height="false" style:run-through="foreground"/>
    </style:style>
    <style:style style:name="gr22" style:family="graphic">
      <style:graphic-properties draw:fill="solid" draw:fill-color="#3deb3d" draw:textarea-horizontal-align="justify" draw:textarea-vertical-align="middle" draw:auto-grow-height="false" style:run-through="foreground"/>
    </style:style>
    <style:style style:name="gr23" style:family="graphic">
      <style:graphic-properties draw:fill="solid" draw:fill-color="#3deb3d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Generic Vision Module</text:p>
      <text:p text:style-name="P1"/>
      <text:p text:style-name="P1"/>
      <text:p text:style-name="P1"><draw:g text:anchor-type="paragraph" draw:z-index="30" draw:style-name="gr10"><draw:custom-shape draw:style-name="gr11" draw:text-style-name="P8" svg:width="3.305cm" svg:height="0.571cm" svg:x="11.433cm" svg:y="2.464cm"><text:p text:style-name="P8">Commands</text:p><text:p text:style-name="P8"/><text:p text:style-name="P8">Parameters</text:p><draw:enhanced-geometry svg:viewBox="0 0 21600 21600" draw:text-areas="?f7 ?f0 21600 ?f2" draw:type="left-arrow" draw:modifiers="5952.27272727273 7453.52112676056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g draw:style-name="gr12"><draw:custom-shape draw:style-name="gr11" draw:text-style-name="P9" svg:width="2.467cm" svg:height="2.003cm" svg:x="4.639cm" svg:y="0.587cm"><text:p text:style-name="P9">Images</text:p><text:p text:style-name="P9">Videos</text:p><draw:enhanced-geometry svg:viewBox="0 0 21600 21600" draw:extrusion="false" draw:text-areas="0 ?f0 ?f5 ?f2" draw:mirror-horizontal="false" draw:mirror-vertical="false" draw:type="right-arrow" draw:modifiers="14822.8384991843 6101.0228166797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aption draw:style-name="gr13" svg:width="4.899cm" svg:height="0.955cm" svg:x="0.303cm" svg:y="3.985cm" draw:caption-point-x="5.112cm" draw:caption-point-y="-1.703cm"><text:p>Communication Protocols, Files</text:p></draw:caption><draw:rect draw:style-name="gr14" draw:text-style-name="P9" svg:width="3.484cm" svg:height="2.456cm" svg:x="15.007cm" svg:y="0.69cm"><text:p text:style-name="P9"><text:span text:style-name="T1">External Systems</text:span></text:p></draw:rect><draw:ellipse draw:style-name="gr14" draw:text-style-name="P7" svg:width="3.499cm" svg:height="2.364cm" svg:x="0.728cm" svg:y="0.827cm"><text:p text:style-name="P9"><text:span text:style-name="T1"/></text:p><text:p text:style-name="P9"><text:span text:style-name="T1">Image Sources</text:span></text:p><text:p text:style-name="P9"/></draw:ellipse><draw:custom-shape draw:style-name="gr11" draw:text-style-name="P10" svg:width="4.721cm" svg:height="3.576cm" svg:x="7.105cm" svg:y="0.12cm"><text:p text:style-name="P10"><text:span text:style-name="T1">Vision Core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draw:custom-shape draw:style-name="gr11" svg:width="2.756cm" svg:height="1.823cm" svg:x="12.021cm" svg:y="0.443cm"><text:p>Results</text:p><text:p>Displays</text:p>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aption draw:style-name="gr15" svg:width="4.899cm" svg:height="0.955cm" svg:x="13.506cm" svg:y="4.397cm" draw:caption-point-x="-0.164cm" draw:caption-point-y="-2.115cm"><text:p>Communication Protocols, Files</text:p></draw:caption></draw:g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29" draw:style-name="gr8" draw:text-style-name="P8" svg:width="4.345cm" svg:height="0.75cm" svg:x="4.669cm" svg:y="0.347cm"><text:p text:style-name="P8">Commands</text:p><text:p text:style-name="P8">Parameters</text:p><draw:enhanced-geometry svg:viewBox="0 0 21600 21600" draw:text-areas="?f7 ?f0 21600 ?f2" draw:type="left-arrow" draw:modifiers="5952.27272727273 7453.52112676056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2"><draw:ellipse text:anchor-type="paragraph" draw:z-index="14" draw:style-name="gr7" draw:text-style-name="P7" svg:width="6.975cm" svg:height="5.104cm" svg:x="7.805cm" svg:y="0.497cm"><text:p text:style-name="P7">Abstract VideoProcessingModule</text:p><text:p text:style-name="P7"/><text:p text:style-name="P7"/><text:p text:style-name="P7"/><text:p text:style-name="P7"/><text:p text:style-name="P7"/></draw:ellipse><text:soft-page-break/>Generic Classes Architecture</text:p>
      <text:p text:style-name="P1"/>
      <text:p text:style-name="P1"><draw:ellipse text:anchor-type="paragraph" draw:z-index="13" draw:style-name="gr7" draw:text-style-name="P7" svg:width="4.038cm" svg:height="1.922cm" svg:x="19.156cm" svg:y="0.552cm"><text:p text:style-name="P7">Abstract External</text:p></draw:ellipse></text:p>
      <text:p text:style-name="P1"/>
      <text:p text:style-name="P1"><draw:ellipse text:anchor-type="paragraph" draw:z-index="7" draw:style-name="gr3" draw:text-style-name="P7" svg:width="4.682cm" svg:height="1.86cm" svg:x="-1.242cm" svg:y="0.115cm"><text:p text:style-name="P7">Abstract Video Source</text:p></draw:ellipse><draw:custom-shape text:anchor-type="paragraph" draw:z-index="15" draw:style-name="gr8" draw:text-style-name="P7" svg:width="5.85cm" svg:height="1.228cm" svg:x="3.768cm" svg:y="0.27cm"><text:p text:style-name="P7">Abstract </text:p><text:p text:style-name="P7">Communication</text:p><text:p text:style-name="P7">Protocol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1" draw:style-name="gr8" draw:text-style-name="P7" svg:width="6.411cm" svg:height="1.154cm" svg:x="12.605cm" svg:y="0.175cm"><text:p text:style-name="P7">Abstract </text:p><text:p text:style-name="P7">Communication</text:p><text:p text:style-name="P7">Protocol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"><draw:custom-shape text:anchor-type="paragraph" draw:z-index="6" draw:style-name="gr2" svg:width="0.805cm" svg:height="2.382cm" draw:transform="rotate (-0.431794456944502) translate (20.335875cm 0.38805555555555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0" draw:style-name="gr1" svg:width="0.805cm" svg:height="2.484cm" draw:transform="rotate (0.546462588799321) translate (22.4525416666667cm 0.525638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5" draw:style-name="gr1" svg:width="0.701cm" svg:height="2.066cm" draw:transform="rotate (0.542448331519735) translate (0.675569444444444cm 0.8413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2" svg:width="0.805cm" svg:height="2.484cm" draw:transform="rotate (0.26459191460229) translate (20.9373611111111cm 0.287513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style-name="gr1" svg:width="0.805cm" svg:height="3.063cm" draw:transform="rotate (0.4071853144902) translate (11.9203611111111cm 0.846666666666667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style-name="gr2" svg:width="0.809cm" svg:height="3.093cm" draw:transform="rotate (-0.372453262376706) translate (8.67304166666667cm 0.499180555555556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4" draw:style-name="gr2" svg:width="0.701cm" svg:height="2.066cm" draw:transform="rotate (-0.542099265670523) translate (0.209902777777778cm 0.0158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1" svg:width="0.805cm" svg:height="3.063cm" svg:x="10.298cm" svg:y="0.4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ellipse text:anchor-type="paragraph" draw:z-index="16" draw:style-name="gr9" draw:text-style-name="P7" svg:width="2.8cm" svg:height="1.53cm" svg:x="23.61cm" svg:y="0.533cm"><text:p text:style-name="P7">File</text:p></draw:ellipse></text:p>
      <text:p text:style-name="P1"><draw:ellipse text:anchor-type="paragraph" draw:z-index="12" draw:style-name="gr6" draw:text-style-name="P7" svg:width="3.56cm" svg:height="1.735cm" svg:x="17.325cm" svg:y="0.434cm"><text:p text:style-name="P7">Robot</text:p></draw:ellipse></text:p>
      <text:p text:style-name="P1"><draw:ellipse text:anchor-type="paragraph" draw:z-index="9" draw:style-name="gr5" draw:text-style-name="P7" svg:width="2.431cm" svg:height="1.265cm" svg:x="-2cm" svg:y="0.231cm"><text:p text:style-name="P7">Camera</text:p></draw:ellipse><draw:ellipse text:anchor-type="paragraph" draw:z-index="8" draw:style-name="gr4" draw:text-style-name="P7" svg:width="2.089cm" svg:height="1.19cm" svg:x="0.857cm" svg:y="0.282cm"><text:p text:style-name="P7">File</text:p></draw:ellipse><draw:ellipse text:anchor-type="paragraph" draw:z-index="17" draw:style-name="gr6" draw:text-style-name="P7" svg:width="2.8cm" svg:height="1.53cm" svg:x="21.172cm" svg:y="0.231cm"><text:p text:style-name="P7">Display</text:p></draw:ellipse></text:p>
      <text:p text:style-name="P1"/>
      <text:p text:style-name="P1"><draw:ellipse text:anchor-type="paragraph" draw:z-index="11" draw:style-name="gr6" draw:text-style-name="P7" svg:width="3.223cm" svg:height="1.454cm" svg:x="5.773cm" svg:y="0.252cm"><text:p text:style-name="P7">Stereovision</text:p></draw:ellipse><draw:ellipse text:anchor-type="paragraph" draw:z-index="19" draw:style-name="gr9" draw:text-style-name="P7" svg:width="3.761cm" svg:height="1.918cm" svg:x="12.206cm" svg:y="0.042cm"><text:p text:style-name="P7">VideoFileProcessing</text:p></draw:ellipse><draw:ellipse text:anchor-type="paragraph" draw:z-index="18" draw:style-name="gr9" draw:text-style-name="P7" svg:width="2.548cm" svg:height="1.299cm" svg:x="9.303cm" svg:y="0.074cm"><text:p text:style-name="P7">Vision</text:p></draw:ellips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22" draw:style-name="gr7" draw:text-style-name="P7" svg:width="8.093cm" svg:height="1.066cm" svg:x="17.563cm" svg:y="0.012cm"><text:p text:style-name="P7">Structure génériqued'un programme de vision</text:p></draw:rect></text:p>
      <text:p text:style-name="P1"/>
      <text:p text:style-name="P1"/>
      <text:p text:style-name="P1"><draw:rect text:anchor-type="paragraph" draw:z-index="20" draw:style-name="gr6" draw:text-style-name="P7" svg:width="8.148cm" svg:height="1.01cm" svg:x="17.563cm" svg:y="0.083cm"><text:p text:style-name="P7">Elements Utilisés dans notre application</text:p></draw:rect></text:p>
      <text:p text:style-name="P1"/>
      <text:p text:style-name="P1"/>
      <text:p text:style-name="P1"><draw:rect text:anchor-type="paragraph" draw:z-index="21" draw:style-name="gr9" draw:text-style-name="P7" svg:width="8.148cm" svg:height="0.929cm" svg:x="17.563cm" svg:y="0.014cm"><text:p text:style-name="P7">Non utilisé, mais possible</text:p></draw:rect></text:p>
      <text:p text:style-name="P3"/>
      <text:p text:style-name="P3"/>
      <text:p text:style-name="P1"><text:soft-page-break/>Architecture prévue</text:p>
      <text:p text:style-name="P1"/>
      <text:p text:style-name="P1"/>
      <text:p text:style-name="P1"><draw:g text:anchor-type="paragraph" draw:z-index="43" draw:style-name="gr10"><draw:caption draw:style-name="gr20" draw:text-style-name="P7" svg:width="1.274cm" svg:height="1.103cm" svg:x="5.453cm" svg:y="4.737cm" draw:caption-point-x="-0.765cm" draw:caption-point-y="-1.729cm"><text:p text:style-name="P7"/><text:p text:style-name="P7">USB</text:p></draw:caption><draw:g draw:style-name="gr12"><draw:g draw:style-name="gr12"><draw:custom-shape draw:style-name="gr21" draw:text-style-name="P7" svg:width="1.708cm" svg:height="1.444cm" svg:x="11.199cm" svg:y="1.575cm"><text:p text:style-name="P7">Robot</text:p><draw:enhanced-geometry svg:viewBox="0 0 21600 21600" draw:glue-points="10800 0 0 10800 10800 21600 21600 10800" draw:type="flowchart-process" draw:enhanced-path="M 0 0 L 21600 0 21600 21600 0 21600 0 0 Z N"/></draw:custom-shape><draw:custom-shape draw:style-name="gr22" svg:width="1.68cm" svg:height="0.602cm" draw:transform="rotate (-0.3448770601952) translate (4.39561111111111cm 1.792875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22" svg:width="1.68cm" svg:height="0.602cm" draw:transform="skewX (-0.00296705972838975) rotate (0.326202037197678) translate (4.06752777777778cm 3.61673611111111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draw:style-name="gr23" draw:text-style-name="P7" svg:width="2.139cm" svg:height="1.191cm" svg:x="2.394cm" svg:y="1.615cm"><text:p text:style-name="P7">Camera</text:p></draw:ellipse><draw:ellipse draw:style-name="gr23" draw:text-style-name="P7" svg:width="2.139cm" svg:height="1.191cm" svg:x="2.479cm" svg:y="3.169cm"><text:p text:style-name="P7">Camera</text:p></draw:ellipse><draw:custom-shape draw:style-name="gr21" svg:width="3.509cm" svg:height="3.238cm" svg:x="5.765cm" svg:y="1.513cm"><text:p>Stereovision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draw:style-name="gr22" svg:width="0.643cm" svg:height="1.544cm" draw:transform="skewX (-0.0013962634015952) rotate (1.61931648000003) translate (9.30451388888889cm 2.94645833333333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21" svg:width="2.738cm" svg:height="0.738cm" svg:x="11.097cm" svg:y="3.543cm"><text:p text:style-name="P7">Displa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style-name="gr22" svg:width="0.643cm" svg:height="1.544cm" draw:transform="skewX (-0.00139626340159519) rotate (1.4831807983445) translate (9.27276388888889cm 3.94758333333333cm)"><text:p/><draw:enhanced-geometry svg:viewBox="0 0 21600 21600" draw:mirror-horizontal="false" draw:mirror-vertical="false" draw:text-areas="?f0 0 ?f2 ?f5" draw:type="down-arrow" draw:modifiers="16717.8082191781 8817.53424657534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custom-shape text:anchor-type="paragraph" draw:z-index="23" draw:style-name="gr8" svg:width="6.605cm" svg:height="0.944cm" svg:x="2.168cm" svg:y="5.636cm"><text:p>Capture des images brut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style-name="gr8" svg:width="10.177cm" svg:height="1.123cm" svg:x="0.312cm" svg:y="7.565cm"><text:p><text:tab/>Correction éventuelle de la distortion des imag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paragraph" draw:z-index="25" draw:style-name="gr7" draw:text-style-name="P7" svg:width="4.4cm" svg:height="2.453cm" svg:x="21.906cm" svg:y="-0.637cm"><text:p text:style-name="P7">Setup </text:p><text:p text:style-name="P7">(+Calibrations diverses au préalable) </text:p></draw:ellipse><draw:custom-shape text:anchor-type="paragraph" draw:z-index="26" draw:style-name="gr8" svg:width="10.177cm" svg:height="1.123cm" svg:x="0.335cm" svg:y="9.708cm"><text:p>Détection de contours (Canny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style-name="gr8" svg:width="10.177cm" svg:height="1.123cm" svg:x="0.288cm" svg:y="11.769cm"><text:p>Segmentation texture du sol ...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text:anchor-type="paragraph" draw:z-index="28" draw:style-name="gr7" draw:text-style-name="P7" svg:width="4.419cm" svg:height="15.35cm" svg:x="22.05cm" svg:y="2.656cm"><text:p text:style-name="P7">RUN (boucle)</text:p></draw:ellipse><draw:custom-shape text:anchor-type="paragraph" draw:z-index="32" draw:style-name="gr16" draw:text-style-name="P7" svg:width="1.975cm" svg:height="1.975cm" svg:x="13.19cm" svg:y="3.083cm"><text:p text:style-name="P7">gauche</text:p><draw:enhanced-geometry svg:viewBox="0 0 21600 21600" draw:type="rectangle" draw:enhanced-path="M 0 0 L 21600 0 21600 21600 0 21600 0 0 Z N"/></draw:custom-shape><draw:custom-shape text:anchor-type="paragraph" draw:z-index="33" draw:style-name="gr17" draw:text-style-name="P7" svg:width="1.811cm" svg:height="1.811cm" svg:x="16.436cm" svg:y="3.154cm"><text:p text:style-name="P7">droite</text:p><draw:enhanced-geometry svg:viewBox="0 0 21600 21600" draw:type="rectangle" draw:enhanced-path="M 0 0 L 21600 0 21600 21600 0 21600 0 0 Z N"/></draw:custom-shape><draw:custom-shape text:anchor-type="paragraph" draw:z-index="34" draw:style-name="gr18" draw:text-style-name="P7" svg:width="2.07cm" svg:height="1.246cm" svg:x="16.224cm" svg:y="5.362cm"><text:p text:style-name="P7">Photo</text:p><draw:enhanced-geometry svg:viewBox="0 0 21600 21600" draw:type="rectangle" draw:enhanced-path="M 0 0 L 21600 0 21600 21600 0 21600 0 0 Z N"/></draw:custom-shape><draw:custom-shape text:anchor-type="paragraph" draw:z-index="35" draw:style-name="gr18" draw:text-style-name="P7" svg:width="2.07cm" svg:height="1.246cm" svg:x="13.125cm" svg:y="7.595cm"><text:p text:style-name="P7">Photo</text:p><draw:enhanced-geometry svg:viewBox="0 0 21600 21600" draw:type="rectangle" draw:enhanced-path="M 0 0 L 21600 0 21600 21600 0 21600 0 0 Z N"/></draw:custom-shape><draw:custom-shape text:anchor-type="paragraph" draw:z-index="36" draw:style-name="gr18" draw:text-style-name="P7" svg:width="2.07cm" svg:height="1.246cm" svg:x="13.03cm" svg:y="5.41cm"><text:p text:style-name="P7">Photo</text:p><draw:enhanced-geometry svg:viewBox="0 0 21600 21600" draw:type="rectangle" draw:enhanced-path="M 0 0 L 21600 0 21600 21600 0 21600 0 0 Z N"/></draw:custom-shape><draw:custom-shape text:anchor-type="paragraph" draw:z-index="37" draw:style-name="gr18" draw:text-style-name="P7" svg:width="2.07cm" svg:height="1.246cm" svg:x="15.99cm" svg:y="7.477cm"><text:p text:style-name="P7">Photo</text:p><draw:enhanced-geometry svg:viewBox="0 0 21600 21600" draw:type="rectangle" draw:enhanced-path="M 0 0 L 21600 0 21600 21600 0 21600 0 0 Z N"/></draw:custom-shape><draw:custom-shape text:anchor-type="paragraph" draw:z-index="38" draw:style-name="gr19" svg:width="0.378cm" svg:height="2.375cm" draw:transform="rotate (0.436855911774098) translate (13.5501944444444cm 9.45797222222222cm)"><text:p/><draw:enhanced-geometry svg:viewBox="0 0 21600 21600" draw:text-areas="?f0 0 ?f2 ?f5" draw:type="down-arrow" draw:modifiers="17093.9866369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9" draw:style-name="gr19" svg:width="0.378cm" svg:height="2.375cm" draw:transform="rotate (-0.3160791275373) translate (16.6934444444444cm 9.21984722222222cm)"><text:p/><draw:enhanced-geometry svg:viewBox="0 0 21600 21600" draw:text-areas="?f0 0 ?f2 ?f5" draw:type="down-arrow" draw:modifiers="17093.9866369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0" draw:style-name="gr18" draw:text-style-name="P7" svg:width="2.07cm" svg:height="1.246cm" svg:x="14.347cm" svg:y="11.92cm"><text:p text:style-name="P7">Photo</text:p><draw:enhanced-geometry svg:viewBox="0 0 21600 21600" draw:type="rectangle" draw:enhanced-path="M 0 0 L 21600 0 21600 21600 0 21600 0 0 Z N"/></draw:custom-shape><draw:custom-shape text:anchor-type="paragraph" draw:z-index="41" draw:style-name="gr19" svg:width="0.378cm" svg:height="1.502cm" draw:transform="rotate (-0.0104719755131513) translate (13.8482916666667cm 5.88433333333333cm)"><text:p/><draw:enhanced-geometry svg:viewBox="0 0 21600 21600" draw:text-areas="?f0 0 ?f2 ?f5" draw:type="down-arrow" draw:modifiers="17093.9866369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2" draw:style-name="gr19" svg:width="0.378cm" svg:height="1.502cm" draw:transform="rotate (-0.0104719755131513) translate (16.9262777777778cm 5.81377777777778cm)"><text:p/><draw:enhanced-geometry svg:viewBox="0 0 21600 21600" draw:text-areas="?f0 0 ?f2 ?f5" draw:type="down-arrow" draw:modifiers="17093.98663697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Déroulement du programme de stéréovision: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/>(<text:a xlink:type="simple" xlink:href="http://en.wikipedia.org/wiki/Corner_detection">http://en.wikipedia.org/wiki/Corner_detection</text:a>)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draw:marker draw:name="Extrémités_20_de_20_ligne_20_1" draw:display-name="Extrémités de ligne 1" svg:viewBox="0 0 1013 1130" svg:d="m1009 1050-449-1008-22-30-29-12-34 12-21 26-449 1012-5 13v8l5 21 12 21 17 13 21 4h903l21-4 21-13 9-21 4-21v-8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08T13:44:41</meta:creation-date>
    <dc:date>2011-02-08T20:03:13</dc:date>
    <dc:creator>Julien </dc:creator>
    <meta:editing-duration>PT17H35M39S</meta:editing-duration>
    <meta:editing-cycles>232</meta:editing-cycles>
    <meta:generator>OpenOffice.org/3.2$Linux OpenOffice.org_project/320m19$Build-9505</meta:generator>
    <meta:document-statistic meta:table-count="0" meta:image-count="0" meta:object-count="0" meta:page-count="6" meta:paragraph-count="5" meta:word-count="14" meta:character-count="157"/>
  </office:meta>
</office:document-meta>
</file>